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font-weight="normal" officeooo:rsid="0296d855" officeooo:paragraph-rsid="0296d85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7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8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80" style:family="paragraph" style:parent-style-name="Text_20_body">
      <style:paragraph-properties fo:text-align="start" style:justify-single-word="false"/>
      <style:text-properties officeooo:paragraph-rsid="001756f7"/>
    </style:style>
    <style:style style:name="P81" style:family="paragraph" style:parent-style-name="Text_20_body">
      <style:text-properties officeooo:rsid="02e82a24" officeooo:paragraph-rsid="001756f7" style:font-size-asian="12pt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9" style:family="paragraph" style:parent-style-name="Text_20_body">
      <style:text-properties officeooo:rsid="02e82a24" officeooo:paragraph-rsid="00bb0ca2" style:font-size-asian="12pt"/>
    </style:style>
    <style:style style:name="P90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1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2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98b078"/>
    </style:style>
    <style:style style:name="T204" style:family="text">
      <style:text-properties officeooo:rsid="02992126"/>
    </style:style>
    <style:style style:name="T205" style:family="text">
      <style:text-properties officeooo:rsid="029aafe2"/>
    </style:style>
    <style:style style:name="T206" style:family="text">
      <style:text-properties officeooo:rsid="028270bf"/>
    </style:style>
    <style:style style:name="T207" style:family="text">
      <style:text-properties fo:font-weight="normal" officeooo:rsid="028270bf" style:font-weight-asian="normal" style:font-weight-complex="normal"/>
    </style:style>
    <style:style style:name="T20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1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1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3" style:family="text">
      <style:text-properties officeooo:rsid="038d9d4d"/>
    </style:style>
    <style:style style:name="T214" style:family="text">
      <style:text-properties officeooo:rsid="038dd9cf"/>
    </style:style>
    <style:style style:name="T215" style:family="text">
      <style:text-properties officeooo:rsid="0025668c"/>
    </style:style>
    <style:style style:name="T216" style:family="text">
      <style:text-properties fo:font-weight="normal" style:font-weight-asian="normal" style:font-weight-complex="normal"/>
    </style:style>
    <style:style style:name="T2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8" style:family="text">
      <style:text-properties fo:font-weight="normal" officeooo:rsid="01e97238" style:font-weight-asian="normal" style:font-weight-complex="normal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2" style:family="text">
      <style:text-properties fo:font-style="normal" style:font-style-asian="normal" style:font-style-complex="normal"/>
    </style:style>
    <style:style style:name="T223" style:family="text">
      <style:text-properties officeooo:rsid="00bb3130"/>
    </style:style>
    <style:style style:name="T224" style:family="text">
      <style:text-properties officeooo:rsid="00bc8fae"/>
    </style:style>
    <style:style style:name="T225" style:family="text">
      <style:text-properties officeooo:rsid="026b9f6d"/>
    </style:style>
    <style:style style:name="T226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7" style:family="text">
      <style:text-properties officeooo:rsid="021c40b7"/>
    </style:style>
    <style:style style:name="T22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72">In case of a level 1 severity incident, all users are notified without undue delay, and information commissioner’s office may be notified as well. <text:span text:style-name="T203">Our developer gets notified of all incidents </text:span><text:span text:style-name="T204">via email and/or the web interface</text:span>. Communication is done via email. </text:p>
                </text:list-item>
              </text:list>
            </text:list-item>
            <text:list-item>
              <text:p text:style-name="P67">Containment <text:span text:style-name="T205">and Resolution</text:span></text:p>
              <text:list>
                <text:list-item>
                  <text:p text:style-name="P67"/>
                </text:list-item>
              </text:list>
            </text:list-item>
            <text:list-item>
              <text:p text:style-name="P67">Post-Incident Revie<text:span text:style-name="T206">w</text:span><text:span text:style-name="T207"> </text:span></text:p>
            </text:list-item>
          </text:list>
        </text:list-item>
      </text:list>
      <text:p text:style-name="P73"/>
      <text:p text:style-name="P73"/>
      <text:p text:style-name="P73"/>
      <text:p text:style-name="P74"/>
      <text:p text:style-name="P75"/>
      <text:p text:style-name="P75"/>
      <text:p text:style-name="P75"/>
      <text:p text:style-name="P76"/>
      <text:p text:style-name="P24"/>
      <text:p text:style-name="P24"/>
      <text:list text:style-name="WWNum5">
        <text:list-item text:start-value="1">
          <text:p text:style-name="P77">Currently hosted on a single VPS (Virtual Private Server) running Ubuntu, with a PostgreSQL database on the same machine. The VPS costs the charity approximately £25/month.</text:p>
        </text:list-item>
        <text:list-item>
          <text:p text:style-name="P77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8"><text:soft-page-break/></text:p>
      <text:p text:style-name="P24"/>
      <text:p text:style-name="P79">References</text:p>
      <text:p text:style-name="P80"><text:span text:style-name="Strong_20_Emphasis"><text:span text:style-name="T208">GD</text:span></text:span><text:span text:style-name="Strong_20_Emphasis"><text:span text:style-name="T209">P</text:span></text:span><text:span text:style-name="Strong_20_Emphasis"><text:span text:style-name="T208">R</text:span></text:span><text:span text:style-name="T210"> (</text:span>2018<text:span text:style-name="T210">) </text:span><text:span text:style-name="Emphasis"><text:span text:style-name="T210">General Data Protection Regulation.</text:span></text:span><text:span text:style-name="T210"> Available at: </text:span><text:a xlink:type="simple" xlink:href="https://gdpr-info.eu/" text:style-name="Internet_20_link" text:visited-style-name="Visited_20_Internet_20_Link"><text:span text:style-name="T210">https://gdpr-info.eu/</text:span></text:a><text:span text:style-name="T210"> (</text:span><text:span text:style-name="T211">Accessed: </text:span><text:span text:style-name="T212">5 </text:span><text:span text:style-name="T211"><text:s/></text:span><text:span text:style-name="T212">May</text:span><text:span text:style-name="T211"> 2026</text:span><text:span text:style-name="T210">).</text:span></text:p>
      <text:p text:style-name="P81"><text:span text:style-name="Strong_20_Emphasis">Data Protection Act 2018</text:span> (2018) <text:span text:style-name="Emphasis">c.12.</text:span> London: The Stationery Office. <text:span text:style-name="T213">Available at: </text:span><text:a xlink:type="simple" xlink:href="https://www.legislation.gov.uk/ukpga/2018/12" text:style-name="Internet_20_link" text:visited-style-name="Visited_20_Internet_20_Link"><text:span text:style-name="T213">https://www.legislation.gov.uk/ukpga/2018/12</text:span></text:a><text:span text:style-name="T213"> </text:span><text:span text:style-name="T214">(Accessed: </text:span><text:span text:style-name="T215">5 May</text:span><text:span text:style-name="T214"> 2026).</text:span></text:p>
      <text:p text:style-name="P8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4">Accessed: </text:span><text:span text:style-name="T215">5</text:span><text:span text:style-name="T214"> </text:span><text:span text:style-name="T215">May</text:span><text:span text:style-name="T214"> 2026</text:span>).</text:p>
      <text:p text:style-name="P83">National Cyber Security Centre <text:span text:style-name="T216">(2021) </text:span><text:span text:style-name="T217">Top tips for staying secure online.</text:span><text:span text:style-name="T21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6">https://www.ncsc.gov.uk/collection/top-tips-for-staying-secure-online/always-back-up-your-most-important-data#section_3</text:span></text:a><text:span text:style-name="T216"> (Accessed 5 May 2026).</text:span></text:p>
      <text:p text:style-name="P84">National Cyber Security Centre <text:span text:style-name="T216">(2024) </text:span><text:span text:style-name="T217">Vulnerability management</text:span><text:span text:style-name="T216">. Available at: </text:span><text:a xlink:type="simple" xlink:href="https://www.ncsc.gov.uk/collection/vulnerability-management" text:style-name="Internet_20_link" text:visited-style-name="Visited_20_Internet_20_Link"><text:span text:style-name="T216">https://www.ncsc.gov.uk/collection/vulnerability-management</text:span></text:a><text:span text:style-name="T216"> </text:span><text:span text:style-name="T218">(Accessed: 6 May 2026).</text:span></text:p>
      <text:p text:style-name="P85"><text:span text:style-name="T21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6">Rubber Duck Debugging <text:span text:style-name="T216">(n.d.) </text:span><text:span text:style-name="T217">Debugging Software with a Rubber Ducky. </text:span><text:span text:style-name="T220">Available at: </text:span><text:a xlink:type="simple" xlink:href="https://rubberduckdebugging.com/" text:style-name="Internet_20_link" text:visited-style-name="Visited_20_Internet_20_Link"><text:span text:style-name="T220">https://rubberduckdebugging.com/</text:span></text:a><text:span text:style-name="T220"> (Accessed: 5 May 2026)</text:span></text:p>
      <text:p text:style-name="P87"><text:span text:style-name="T221">Luka Netzler, Brian Lovell</text:span><text:span text:style-name="T22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8">Christoph Bamberg, Julia Reinchenberger, Jens Blechert <text:span text:style-name="T216">(2025) </text:span><text:span text:style-name="T217">Stable cognitive performance while adapting to intermittent fasting: A randomised controlled trial</text:span><text:span text:style-name="T220">. Available at: </text:span><text:a xlink:type="simple" xlink:href="https://journals.sagepub.com/doi/10.1177/13591053251351204" text:style-name="Internet_20_link" text:visited-style-name="Visited_20_Internet_20_Link"><text:span text:style-name="T220">https://journals.sagepub.com/doi/10.1177/13591053251351204</text:span></text:a><text:span text:style-name="T220"> (Accessed: 5 May 2026).</text:span></text:p>
      <text:p text:style-name="P89"><text:span text:style-name="Strong_20_Emphasis">Information Commissioner’s Office (ICO)</text:span> (2024<text:span text:style-name="T22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4">Accessed: </text:span><text:span text:style-name="T224">5 May </text:span><text:span text:style-name="T214">2026</text:span>).</text:p>
      <text:p text:style-name="P89"/>
      <text:p text:style-name="P90">Sam L<text:span text:style-name="T225">i</text:span> <text:span text:style-name="T216">(2024) </text:span><text:span text:style-name="T217">Ma</text:span><text:span text:style-name="T217">stering Third-Party Integrations: Strategies for Reliable, Secure, and Scalable API Management. </text:span><text:span text:style-name="T226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6">https://wslisam.medium.com/mastering-third-party-integrations-strategies-for-reliable-secure-and-scalable-api-management-97ebfb83f7b8</text:span></text:a><text:span text:style-name="T226"> (Accessed: 6 May 2026)</text:span></text:p>
      <text:p text:style-name="P91"/>
      <text:p text:style-name="P92">Chrissy Kidd <text:span text:style-name="T216">(2022) </text:span><text:span text:style-name="T217">Incident Severity Levels 1-5 Explained. </text:span><text:span text:style-name="T220">Available at: </text:span><text:a xlink:type="simple" xlink:href="https://www.splunk.com/en_us/blog/learn/incident-severity-levels.html" text:style-name="Internet_20_link" text:visited-style-name="Visited_20_Internet_20_Link"><text:span text:style-name="T220">https://www.splunk.com/en_us/blog/learn/incident-severity-levels.html</text:span></text:a><text:span text:style-name="T220"> (Accessed: 6 May 2026)</text:span></text:p>
      <text:p text:style-name="P93">Dominik H Pesta, Varman T Samuel <text:span text:style-name="T216">(2014) </text:span><text:span text:style-name="T217">A high-protein diet for reducing body fat: mechanisms and possible caveats.</text:span><text:span text:style-name="T216"> Available at: </text:span><text:a xlink:type="simple" xlink:href="https://link.springer.com/article/10.1186/1743-7075-11-53" text:style-name="Internet_20_link" text:visited-style-name="Visited_20_Internet_20_Link"><text:span text:style-name="T216">https://link.springer.com/article/10.1186/1743-7075-11-53</text:span></text:a><text:span text:style-name="T216"> (Accessed: 5 May 2026).</text:span></text:p>
      <text:p text:style-name="P94"/>
      <text:p text:style-name="P95">Craig A. Williamson, Jari J. Morganti, Hannah E. Smithson <text:span text:style-name="T216">(2023) </text:span><text:span text:style-name="T217">Bright-light distractions and visual performance</text:span><text:span text:style-name="T216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6">https://www.frontiersin.org/journals/psychology/articles/10.3389/fpsyg.2023.1088975/full</text:span></text:a><text:span text:style-name="T216"> (Accessed: 5 May 2026).</text:span></text:p>
      <text:p text:style-name="P96"/>
      <text:p text:style-name="P97">Ning Ding, Daniel Wagner, Xiaomeng Chen, Abhinav Pathak, Y. Charlie Hu, Andrew Rice <text:span text:style-name="T216">(2013) </text:span><text:span text:style-name="T217">Characterizing and modeling the impact of wireless signal strength on smartphone battery drain. </text:span><text:span text:style-name="T220">Available at: </text:span><text:a xlink:type="simple" xlink:href="https://dl.acm.org/doi/10.1145/2494232.2466586" text:style-name="Internet_20_link" text:visited-style-name="Visited_20_Internet_20_Link"><text:span text:style-name="T220">https://dl.acm.org/doi/10.1145/2494232.2466586</text:span></text:a><text:span text:style-name="T220"> (Accessed: 5 May 2026)</text:span></text:p>
      <text:p text:style-name="P98"/>
      <text:p text:style-name="P99">The Postman Team <text:span text:style-name="T216">(2025) </text:span><text:span text:style-name="T217">What are HTTP status codes? Complete Guide for API Developers</text:span><text:span text:style-name="T216">. Available at: </text:span><text:a xlink:type="simple" xlink:href="https://blog.postman.com/what-are-http-status-codes/" text:style-name="Internet_20_link" text:visited-style-name="Visited_20_Internet_20_Link"><text:span text:style-name="T216">https://blog.postman.com/what-are-http-status-codes/</text:span></text:a><text:span text:style-name="T216"> (Accessed: 6 May 2026)</text:span></text:p>
      <text:p text:style-name="P100"/>
      <text:p text:style-name="P101">Ubuntu <text:span text:style-name="T216">(n.d.) </text:span><text:span text:style-name="T217">Vulnerability management tools in Ubuntu.</text:span><text:span text:style-name="T220"> Available at: </text:span><text:a xlink:type="simple" xlink:href="https://ubuntu.com/security/vulnerability-management" text:style-name="Internet_20_link" text:visited-style-name="Visited_20_Internet_20_Link"><text:span text:style-name="T220">https://ubuntu.com/security/vulnerability-management</text:span></text:a><text:span text:style-name="T220"> (Accessed: 6 May 2026)</text:span></text:p>
      <text:p text:style-name="P102"/>
      <text:p text:style-name="P103">Trevor Atkins <text:span text:style-name="T216">(2002) </text:span><text:span text:style-name="T217">Create a Lightweight Testing Framework. </text:span><text:span text:style-name="T216">Available at: </text:span><text:a xlink:type="simple" xlink:href="https://thinktesting.com/articles/a-lightweight-testing-framework/" text:style-name="Internet_20_link" text:visited-style-name="Visited_20_Internet_20_Link"><text:span text:style-name="T216">https://thinktesting.com/articles/a-lightweight-testing-framework/</text:span></text:a><text:span text:style-name="T216"> (Accessed: 6 May 2026)</text:span></text:p>
      <text:p text:style-name="P104"/>
      <text:p text:style-name="P105">CESG <text:span text:style-name="T216">(2014) </text:span><text:span text:style-name="T217">Implementing the cloud security principles. </text:span><text:span text:style-name="T21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6">https://www.gov.uk/government/publications/implementing-the-cloud-security-principles/implementing-the-cloud-security-principles</text:span></text:a><text:span text:style-name="T216"> (Accessed: 6 May 2026)</text:span></text:p>
      <text:p text:style-name="P106"/>
      <text:p text:style-name="P106"/>
      <text:p text:style-name="P107"><text:span text:style-name="T219">Dirk Merkel</text:span> (<text:span text:style-name="T227">2014</text:span>) <text:span text:style-name="T3">Docker: Lightweight Linux Containers for Consistent Development and</text:span></text:p>
      <text:p text:style-name="P108">Deployment. <text:span text:style-name="T222">Available at: </text:span><text:a xlink:type="simple" xlink:href="https://www.seltzer.com/margo/teaching/CS508.19/papers/merkel14.pdf" text:style-name="Internet_20_link" text:visited-style-name="Visited_20_Internet_20_Link"><text:span text:style-name="T222">https://www.seltzer.com/margo/teaching/CS508.19/papers/merkel14.pdf</text:span></text:a><text:span text:style-name="T222"> (Accessed: 6 May 2026)</text:span></text:p>
      <text:p text:style-name="P107"/>
      <text:p text:style-name="P109">Orca <text:span text:style-name="T216">(n.d.) </text:span><text:span text:style-name="T217">Patch Management. </text:span><text:span text:style-name="T216">Available at: </text:span><text:a xlink:type="simple" xlink:href="https://orca.security/glossary/patch-management/" text:style-name="Internet_20_link" text:visited-style-name="Visited_20_Internet_20_Link"><text:span text:style-name="T216">https://orca.security/glossary/patch-management/</text:span></text:a><text:span text:style-name="T216"> (Accessed: 6 May 2026)</text:span></text:p>
      <text:p text:style-name="P110"/>
      <text:p text:style-name="P111">Mak Ulac <text:span text:style-name="T216">(2026)</text:span><text:span text:style-name="T217"> </text:span><text:span text:style-name="T228">Top Linux Vulnerability Scanners in 2026: A Guide to Open-Source Security Tools</text:span><text:span text:style-name="T216">. Available at: </text:span><text:a xlink:type="simple" xlink:href="https://linuxsecurity.com/features/top-6-vulnerability-scanning-tools" text:style-name="Internet_20_link" text:visited-style-name="Visited_20_Internet_20_Link"><text:span text:style-name="T216">https://linuxsecurity.com/features/top-6-vulnerability-scanning-tools</text:span></text:a><text:span text:style-name="T216"> (Accessed: 6 May 2026)</text:span></text:p>
      <text:p text:style-name="P112"/>
      <text:p text:style-name="P113">Greenbone <text:span text:style-name="T216">(n.d.) </text:span><text:span text:style-name="T217">OPENVAS by Greenbone. </text:span><text:span text:style-name="T229">Available at: </text:span><text:a xlink:type="simple" xlink:href="https://www.openvas.org/" text:style-name="Internet_20_link" text:visited-style-name="Visited_20_Internet_20_Link"><text:span text:style-name="T229">https://www.openvas.org/</text:span></text:a><text:span text:style-name="T229"> (Accessed: 6 May 2026).</text:span></text:p>
      <text:p text:style-name="P114"/>
      <text:p text:style-name="P114"/>
      <text:p text:style-name="P11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28:49.058401956</dc:date>
    <meta:editing-duration>PT18H37M58S</meta:editing-duration>
    <meta:editing-cycles>501</meta:editing-cycles>
    <meta:document-statistic meta:table-count="0" meta:image-count="0" meta:object-count="0" meta:page-count="7" meta:paragraph-count="103" meta:word-count="2606" meta:character-count="18405" meta:non-whitespace-character-count="15908"/>
  </office:meta>
</office:document-meta>
</file>